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1.456cm" svg:height="1.297cm" svg:x="-2cm" svg:y="2.316cm"><text:p text:style-name="P1">T1</text:p><text:p text:style-name="P1">Lit x</text:p></draw:rect><draw:rect text:anchor-type="paragraph" draw:z-index="1" draw:style-name="gr1" draw:text-style-name="P1" svg:width="1.456cm" svg:height="1.297cm" svg:x="-0.198cm" svg:y="2.342cm"><text:p text:style-name="P1">T2</text:p><text:p text:style-name="P1">Lit y</text:p></draw:rect><draw:rect text:anchor-type="paragraph" draw:z-index="2" draw:style-name="gr1" draw:text-style-name="P1" svg:width="1.456cm" svg:height="1.297cm" svg:x="1.522cm" svg:y="2.369cm"><text:p text:style-name="P1">T1</text:p><text:p text:style-name="P1">Écrit y</text:p></draw:rect><draw:rect text:anchor-type="paragraph" draw:z-index="3" draw:style-name="gr1" draw:text-style-name="P1" svg:width="1.456cm" svg:height="1.297cm" svg:x="3.242cm" svg:y="2.395cm"><text:p text:style-name="P1">T3</text:p><text:p text:style-name="P1">Écrit x</text:p></draw:rect><draw:rect text:anchor-type="paragraph" draw:z-index="4" draw:style-name="gr1" draw:text-style-name="P1" svg:width="1.456cm" svg:height="1.297cm" svg:x="4.909cm" svg:y="2.422cm"><text:p text:style-name="P1">T1</text:p><text:p text:style-name="P1">Écrit t</text:p></draw:rect><draw:rect text:anchor-type="paragraph" draw:z-index="5" draw:style-name="gr1" draw:text-style-name="P1" svg:width="1.456cm" svg:height="1.297cm" svg:x="6.576cm" svg:y="2.395cm"><text:p text:style-name="P1">T5</text:p><text:p text:style-name="P1">Écrit x</text:p></draw:rect><draw:rect text:anchor-type="paragraph" draw:z-index="6" draw:style-name="gr1" draw:text-style-name="P1" svg:width="1.456cm" svg:height="1.297cm" svg:x="8.269cm" svg:y="2.501cm"><text:p text:style-name="P1">T4</text:p><text:p text:style-name="P1">Lit z</text:p></draw:rect><draw:rect text:anchor-type="paragraph" draw:z-index="7" draw:style-name="gr1" draw:text-style-name="P1" svg:width="1.456cm" svg:height="1.297cm" svg:x="10.095cm" svg:y="2.501cm"><text:p text:style-name="P1">T2</text:p><text:p text:style-name="P1">Lit z</text:p></draw:rect><draw:rect text:anchor-type="paragraph" draw:z-index="8" draw:style-name="gr1" draw:text-style-name="P1" svg:width="1.456cm" svg:height="1.297cm" svg:x="11.762cm" svg:y="2.554cm"><text:p text:style-name="P1">T4</text:p><text:p text:style-name="P1">Écrit z</text:p></draw:rect><draw:rect text:anchor-type="paragraph" draw:z-index="9" draw:style-name="gr1" draw:text-style-name="P1" svg:width="1.456cm" svg:height="1.297cm" svg:x="13.349cm" svg:y="2.581cm"><text:p text:style-name="P1">T5</text:p><text:p text:style-name="P1">Écrit z</text:p></draw:rect><draw:rect text:anchor-type="paragraph" draw:z-index="10" draw:style-name="gr1" draw:text-style-name="P1" svg:width="1.456cm" svg:height="1.297cm" svg:x="15.175cm" svg:y="2.554cm"><text:p text:style-name="P1">T3</text:p><text:p text:style-name="P1">Lit t</text:p></draw:rect><draw:rect text:anchor-type="paragraph" draw:z-index="11" draw:style-name="gr1" draw:text-style-name="P1" svg:width="1.456cm" svg:height="1.297cm" svg:x="16.921cm" svg:y="2.475cm"><text:p text:style-name="P1">T5</text:p><text:p text:style-name="P1">Lit t</text:p></draw:rect><draw:rect text:anchor-type="paragraph" draw:z-index="12" draw:style-name="gr1" draw:text-style-name="P1" svg:width="1.456cm" svg:height="1.297cm" svg:x="-1.97cm" svg:y="4.988cm"><text:p text:style-name="P1">T2</text:p><text:p text:style-name="P1">Lit y</text:p></draw:rect><draw:rect text:anchor-type="paragraph" draw:z-index="13" draw:style-name="gr1" draw:text-style-name="P1" svg:width="1.456cm" svg:height="1.297cm" svg:x="3.004cm" svg:y="5.094cm"><text:p text:style-name="P1">T1</text:p><text:p text:style-name="P1">Écrit y</text:p></draw:rect><draw:rect text:anchor-type="paragraph" draw:z-index="14" draw:style-name="gr1" draw:text-style-name="P1" svg:width="1.456cm" svg:height="1.297cm" svg:x="6.338cm" svg:y="5.2cm"><text:p text:style-name="P1">T3</text:p><text:p text:style-name="P1">Écrit x</text:p></draw:rect><draw:rect text:anchor-type="paragraph" draw:z-index="15" draw:style-name="gr1" draw:text-style-name="P1" svg:width="1.456cm" svg:height="1.297cm" svg:x="4.459cm" svg:y="5.094cm"><text:p text:style-name="P1">T1</text:p><text:p text:style-name="P1">Écrit t</text:p></draw:rect><draw:rect text:anchor-type="paragraph" draw:z-index="16" draw:style-name="gr1" draw:text-style-name="P1" svg:width="1.456cm" svg:height="1.297cm" svg:x="13.296cm" svg:y="5.359cm"><text:p text:style-name="P1">T5</text:p><text:p text:style-name="P1">Écrit x</text:p></draw:rect><draw:rect text:anchor-type="paragraph" draw:z-index="17" draw:style-name="gr1" draw:text-style-name="P1" svg:width="1.456cm" svg:height="1.297cm" svg:x="9.592cm" svg:y="5.2cm"><text:p text:style-name="P1">T4</text:p><text:p text:style-name="P1">Lit z</text:p></draw:rect><draw:rect text:anchor-type="paragraph" draw:z-index="18" draw:style-name="gr1" draw:text-style-name="P1" svg:width="1.456cm" svg:height="1.297cm" svg:x="-0.356cm" svg:y="5.015cm"><text:p text:style-name="P1">T2</text:p><text:p text:style-name="P1">Lit z</text:p></draw:rect><draw:rect text:anchor-type="paragraph" draw:z-index="19" draw:style-name="gr1" draw:text-style-name="P1" svg:width="1.456cm" svg:height="1.297cm" svg:x="11.471cm" svg:y="5.147cm"><text:p text:style-name="P1">T4</text:p><text:p text:style-name="P1">Écrit z</text:p></draw:rect><draw:rect text:anchor-type="paragraph" draw:z-index="20" draw:style-name="gr1" draw:text-style-name="P1" svg:width="1.456cm" svg:height="1.297cm" svg:x="15.254cm" svg:y="5.306cm"><text:p text:style-name="P1">T5</text:p><text:p text:style-name="P1">Écrit z</text:p></draw:rect><draw:rect text:anchor-type="paragraph" draw:z-index="21" draw:style-name="gr1" draw:text-style-name="P1" svg:width="1.456cm" svg:height="1.297cm" svg:x="7.925cm" svg:y="5.2cm"><text:p text:style-name="P1">T3</text:p><text:p text:style-name="P1">Lit t</text:p></draw:rect><draw:rect text:anchor-type="paragraph" draw:z-index="22" draw:style-name="gr1" draw:text-style-name="P1" svg:width="1.456cm" svg:height="1.297cm" svg:x="16.947cm" svg:y="5.2cm"><text:p text:style-name="P1">T5</text:p><text:p text:style-name="P1">Lit t</text:p></draw:rect><draw:rect text:anchor-type="paragraph" draw:z-index="23" draw:style-name="gr1" draw:text-style-name="P1" svg:width="1.456cm" svg:height="1.297cm" svg:x="1.439cm" svg:y="5.041cm"><text:p text:style-name="P1">T1</text:p><text:p text:style-name="P1">Lit x</text:p></draw:rect><draw:circle text:anchor-type="paragraph" draw:z-index="24" draw:style-name="gr1" draw:text-style-name="P1" svg:width="1.006cm" svg:height="1.006cm" svg:x="1.549cm" svg:y="10.148cm"><text:p text:style-name="P1">T1</text:p></draw:circle><draw:circle text:anchor-type="paragraph" draw:z-index="25" draw:style-name="gr1" draw:text-style-name="P1" svg:width="1.006cm" svg:height="1.006cm" svg:x="3.533cm" svg:y="7.819cm"><text:p text:style-name="P1">T2</text:p></draw:circle><draw:circle text:anchor-type="paragraph" draw:z-index="26" draw:style-name="gr1" draw:text-style-name="P1" svg:width="1.006cm" svg:height="1.006cm" svg:x="5.226cm" svg:y="10.359cm"><text:p text:style-name="P1">T3</text:p></draw:circle><draw:circle text:anchor-type="paragraph" draw:z-index="27" draw:style-name="gr2" draw:text-style-name="P1" svg:width="1.006cm" svg:height="1.006cm" svg:x="7.846cm" svg:y="7.713cm"><text:p text:style-name="P1">T4</text:p></draw:circle><draw:circle text:anchor-type="paragraph" draw:z-index="28" draw:style-name="gr1" draw:text-style-name="P1" svg:width="1.006cm" svg:height="1.006cm" svg:x="9.936cm" svg:y="9.142cm"><text:p text:style-name="P1">T5</text:p></draw:circle><draw:line text:anchor-type="paragraph" draw:z-index="29" draw:style-name="gr3" draw:text-style-name="P1" svg:x1="2.554cm" svg:y1="10.769cm" svg:x2="5.226cm" svg:y2="10.901cm"><text:p/></draw:line><draw:line text:anchor-type="paragraph" draw:z-index="30" draw:style-name="gr3" draw:text-style-name="P1" svg:x1="6.232cm" svg:y1="10.848cm" svg:x2="9.936cm" svg:y2="9.843cm"><text:p/></draw:line><draw:line text:anchor-type="paragraph" draw:z-index="31" draw:style-name="gr3" draw:text-style-name="P1" svg:x1="3.659cm" svg:y1="8.599cm" svg:x2="2.23cm" svg:y2="10.148cm"><text:p/></draw:line><draw:line text:anchor-type="paragraph" draw:z-index="32" draw:style-name="gr3" draw:text-style-name="P1" svg:x1="8.685cm" svg:y1="8.546cm" svg:x2="10.061cm" svg:y2="9.313cm"><text:p/></draw:line><draw:line text:anchor-type="paragraph" draw:z-index="33" draw:style-name="gr3" draw:text-style-name="P1" svg:x1="4.538cm" svg:y1="8.308cm" svg:x2="7.845cm" svg:y2="8.25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ligne_20_1" draw:display-name="Extrémités de ligne 1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lik Zouhiri</meta:initial-creator>
    <meta:creation-date>2014-12-16T15:02:38.45</meta:creation-date>
    <dc:date>2015-01-06T16:02:15.83</dc:date>
    <dc:creator>Malik Zouhiri</dc:creator>
    <meta:editing-duration>PT1H17M16S</meta:editing-duration>
    <meta:editing-cycles>3</meta:editing-cycles>
    <meta:generator>OpenOffice/4.1.0$Win32 OpenOffice.org_project/410m18$Build-9764</meta:generator>
    <meta:document-statistic meta:table-count="0" meta:image-count="0" meta:object-count="0" meta:page-count="1" meta:paragraph-count="0" meta:word-count="0" meta:character-count="0"/>
  </office:meta>
</office:document-meta>
</file>